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c0c0c0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-color="#c0c0c0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5cm" draw:marker-start-width="0.275cm" draw:marker-end-width="0.275cm" draw:fill-color="#83caff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svg:stroke-width="0.1cm" draw:marker-start-width="0.35cm" draw:marker-end-width="0.35cm" draw:fill-color="#ffd320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="solid" draw:fill-color="#ffd32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svg:stroke-width="0.15cm" draw:marker-start-width="0.425cm" draw:marker-end-width="0.425cm" draw:fill="solid" draw:fill-color="#ffd320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7" style:family="graphic" style:parent-style-name="standard">
      <style:graphic-properties svg:stroke-width="0.1cm" draw:marker-start-width="0.35cm" draw:marker-end-width="0.35cm" draw:fill-color="#83caff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-width="0.35cm" draw:fill="solid" draw:fill-color="#83ca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35cm" draw:marker-end-width="0.35cm" draw:fill="solid" draw:fill-color="#c0c0c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measure">
      <style:graphic-properties svg:stroke-width="0cm" svg:stroke-color="#008000" draw:marker-start-width="0.2cm" draw:marker-end-width="0.2cm" draw:textarea-horizontal-align="center" draw:textarea-vertical-align="middle" draw:line-distance="0.3cm"/>
    </style:style>
    <style:style style:name="gr12" style:family="graphic" style:parent-style-name="standard">
      <style:graphic-properties draw:stroke="none" svg:stroke-color="#000000" draw:marker-start="Arrowheads_20_1" draw:fill="none" draw:fill-color="#ffffff" fo:min-height="0.5cm"/>
    </style:style>
    <style:style style:name="gr13" style:family="graphic" style:parent-style-name="standard">
      <style:graphic-properties draw:stroke="none" svg:stroke-color="#000000" draw:marker-start="Arrowheads_20_1" draw:fill="none" draw:fill-color="#ffffff" fo:min-height="0.37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size="36pt" style:font-size-asian="36pt" style:font-size-complex="42pt"/>
    </style:style>
    <style:style style:name="P4" style:family="paragraph">
      <style:paragraph-properties fo:margin-left="0cm" fo:margin-right="0cm" fo:text-align="center" fo:text-indent="0cm"/>
      <style:text-properties fo:font-size="36pt" style:text-underline-style="solid" style:text-underline-width="auto" style:text-underline-color="font-color" style:font-size-asian="36pt" style:font-size-complex="36pt"/>
    </style:style>
    <style:style style:name="P5" style:family="paragraph">
      <style:paragraph-properties fo:margin-left="0cm" fo:margin-right="0cm" fo:text-align="center" fo:text-indent="0cm"/>
      <style:text-properties fo:font-size="36pt" style:font-size-asian="36pt" style:font-size-complex="42pt"/>
    </style:style>
    <style:style style:name="P6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size="36pt" style:font-size-asian="36pt" style:font-size-complex="42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T1" style:family="text">
      <style:text-properties fo:font-family="'Nimbus Sans L'" style:font-style-name="Regular" style:font-family-generic="swiss" style:font-pitch="variable" fo:font-size="36pt" style:font-family-asian="'Nimbus Sans L'" style:font-style-name-asian="Regular" style:font-family-generic-asian="swiss" style:font-pitch-asian="variable" style:font-size-asian="36pt" style:font-family-complex="'Nimbus Sans L'" style:font-style-name-complex="Regular" style:font-family-generic-complex="swiss" style:font-pitch-complex="variable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family="'Nimbus Sans L'" style:font-style-name="Regular" style:font-family-generic="swiss" style:font-pitch="variable" fo:font-size="36pt" style:font-family-asian="'Nimbus Sans L'" style:font-style-name-asian="Regular" style:font-family-generic-asian="swiss" style:font-pitch-asian="variable" style:font-size-asian="36pt" style:font-family-complex="'Nimbus Sans L'" style:font-style-name-complex="Regular" style:font-family-generic-complex="swiss" style:font-pitch-complex="variable" style:font-size-complex="42pt"/>
    </style:style>
    <style:style style:name="T4" style:family="text">
      <style:text-properties fo:font-family="StarSymbol" style:font-style-name="Regular" style:font-pitch="variable" style:font-charset="x-symbol" fo:font-size="22pt" style:font-family-asian="StarSymbol" style:font-style-name-asian="Regular" style:font-pitch-asian="variable" style:font-charset-asian="x-symbol" style:font-size-asian="22pt" style:font-family-complex="StarBats" style:font-style-name-complex="Regular" style:font-pitch-complex="variable" style:font-charset-complex="x-symbol" style:font-size-complex="22pt"/>
    </style:style>
    <style:style style:name="T5" style:family="text">
      <style:text-properties fo:font-size="36pt" style:font-size-asian="36pt" style:font-size-complex="42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2" draw:layer="layout" svg:width="1.692cm" svg:height="1.789cm" svg:x="9.467cm" svg:y="4cm"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691cm" svg:height="1.789cm" svg:x="7.354cm" svg:y="8.474cm">
          <text:p text:style-name="P9"/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691cm" svg:height="1.789cm" svg:x="5.24cm" svg:y="6.237cm">
          <text:p text:style-name="P2"><text:span text:style-name="T2">z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.692cm" svg:height="1.789cm" svg:x="9.467cm" svg:y="6.237cm">
          <text:p text:style-name="P1"><text:span text:style-name="T3">-ŋ.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692cm" svg:height="1.789cm" svg:x="9.467cm" svg:y="8.474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691cm" svg:height="1.789cm" svg:x="11.6cm" svg:y="4cm">
          <text:p text:style-name="P1"><text:span text:style-name="T5">-i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.691cm" svg:height="1.789cm" svg:x="11.6cm" svg:y="6.237cm">
          <text:p text:style-name="P5"><text:span text:style-name="T3">-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691cm" svg:height="1.789cm" svg:x="11.6cm" svg:y="8.474cm">
          <text:p text:style-name="P1"><text:span text:style-name="T3">-u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691cm" svg:height="1.789cm" svg:x="17.928cm" svg:y="4cm">
          <text:p text:style-name="P1"><text:span text:style-name="T5">er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692cm" svg:height="1.789cm" svg:x="15.814cm" svg:y="6.237cm">
          <text:p text:style-name="P1"><text:span text:style-name="T5">a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692cm" svg:height="1.789cm" svg:x="15.814cm" svg:y="8.474cm">
          <text:p text:style-name="P1"><text:span text:style-name="T5">e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691cm" svg:height="1.789cm" svg:x="5.24cm" svg:y="4cm">
          <text:p text:style-name="P1"><text:span text:style-name="T2">d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691cm" svg:height="1.789cm" svg:x="7.354cm" svg:y="6.237cm">
          <text:p text:style-name="P1"><text:span text:style-name="T2">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691cm" svg:height="1.789cm" svg:x="5.24cm" svg:y="8.474cm">
          <text:p text:style-name="P1"><text:span text:style-name="T2">b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69cm" svg:height="1.789cm" svg:x="3.127cm" svg:y="4cm">
          <text:p text:style-name="P1"><text:span text:style-name="T2">l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69cm" svg:height="1.789cm" svg:x="3.127cm" svg:y="6.237cm">
          <text:p text:style-name="P1"><text:span text:style-name="T2">c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69cm" svg:height="1.789cm" svg:x="3.127cm" svg:y="8.474cm">
          <text:p text:style-name="P1"><text:span text:style-name="T2">f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691cm" svg:height="1.789cm" svg:x="7.354cm" svg:y="4cm">
          <text:p text:style-name="P9"/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692cm" svg:height="1.789cm" svg:x="15.814cm" svg:y="4cm">
          <text:p text:style-name="P1"><text:span text:style-name="T5">o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691cm" svg:height="1.789cm" svg:x="1cm" svg:y="6.237cm">
          <text:p text:style-name="P1"><text:span text:style-name="T2">s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8.275cm" svg:height="1.789cm" svg:x="4.869cm" svg:y="10.711cm">
          <text:p text:style-name="P7"><text:span text:style-name="T5"><text:s text:c="2"/></text:span><text:span text:style-name="T5">h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691cm" svg:height="1.789cm" svg:x="13.701cm" svg:y="4.001cm">
          <text:p text:style-name="P1"><text:span text:style-name="T5">u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691cm" svg:height="1.789cm" svg:x="13.701cm" svg:y="6.238cm">
          <text:p text:style-name="P1"><text:span text:style-name="T5">i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691cm" svg:height="1.789cm" svg:x="13.701cm" svg:y="8.475cm">
          <text:p text:style-name="P1"><text:span text:style-name="T3">ü</text:span></text:p>
          <draw:enhanced-geometry svg:viewBox="0 0 21600 21600" draw:path-stretchpoint-x="10800" draw:path-stretchpoint-y="10800" draw:text-areas="?f3 ?f4 ?f5 ?f6" draw:type="round-rectangle" draw:modifiers="2569.11544227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1cm" svg:height="1cm" svg:x="4.5cm" svg:y="3cm">
          <draw:text-box>
            <text:p text:style-name="P9"/>
          </draw:text-box>
        </draw:frame>
        <draw:measure draw:style-name="gr11" draw:text-style-name="P1" draw:layer="measurelines" svg:x1="3cm" svg:y1="4.1cm" svg:x2="7cm" svg:y2="4.1cm">
          <text:p text:style-name="P1"><text:measure text:kind="gap"/>n</text:p>
        </draw:measure>
        <draw:measure draw:style-name="gr11" draw:text-style-name="P1" draw:layer="layout" svg:x1="3cm" svg:y1="8.6cm" svg:x2="7cm" svg:y2="8.6cm">
          <text:p text:style-name="P1"><text:measure text:kind="gap"/>m</text:p>
        </draw:measure>
        <draw:measure draw:style-name="gr11" draw:text-style-name="P1" draw:layer="layout" svg:x1="3cm" svg:y1="6.3cm" svg:x2="7cm" svg:y2="6.3cm">
          <text:p text:style-name="P1"><text:measure text:kind="gap"/>r</text:p>
        </draw:measure>
        <draw:frame draw:style-name="gr12" draw:text-style-name="P9" draw:layer="layout" svg:width="1cm" svg:height="0.963cm" svg:x="6.31cm" svg:y="3.955cm">
          <draw:text-box>
            <text:p text:style-name="P9">t</text:p>
          </draw:text-box>
        </draw:frame>
        <draw:frame draw:style-name="gr12" draw:text-style-name="P9" draw:layer="layout" svg:width="1cm" svg:height="0.963cm" svg:x="6.178cm" svg:y="8.5cm">
          <draw:text-box>
            <text:p text:style-name="P9">p</text:p>
          </draw:text-box>
        </draw:frame>
        <draw:frame draw:style-name="gr12" draw:text-style-name="P9" draw:layer="layout" svg:width="1cm" svg:height="0.963cm" svg:x="4.107cm" svg:y="8.5cm">
          <draw:text-box>
            <text:p text:style-name="P9">v</text:p>
          </draw:text-box>
        </draw:frame>
        <draw:frame draw:style-name="gr12" draw:text-style-name="P9" draw:layer="layout" svg:width="1cm" svg:height="0.963cm" svg:x="8.31cm" svg:y="6.237cm">
          <draw:text-box>
            <text:p text:style-name="P9">k</text:p>
          </draw:text-box>
        </draw:frame>
        <draw:frame draw:style-name="gr13" draw:text-style-name="P10" draw:layer="layout" svg:width="1.088cm" svg:height="0.806cm" svg:x="6cm" svg:y="6.194cm">
          <draw:text-box>
            <text:p text:style-name="P10"><text:span text:style-name="T6">zh</text:span></text:p>
          </draw:text-box>
        </draw:frame>
        <draw:frame draw:style-name="gr13" draw:text-style-name="P10" draw:layer="layout" svg:width="1.088cm" svg:height="0.806cm" svg:x="3.912cm" svg:y="6.194cm">
          <draw:text-box>
            <text:p text:style-name="P10"><text:span text:style-name="T6">ch</text:span></text:p>
          </draw:text-box>
        </draw:frame>
        <draw:frame draw:style-name="gr13" draw:text-style-name="P10" draw:layer="layout" svg:width="1.088cm" svg:height="0.806cm" svg:x="1.812cm" svg:y="6.194cm">
          <draw:text-box>
            <text:p text:style-name="P10"><text:span text:style-name="T6">s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文鼎PL細上海宋Uni" style:font-family-generic-asian="system" style:font-pitch-asian="variable" style:font-size-asian="24pt" style:language-asian="zh" style:country-asian="TW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文鼎PL細上海宋Uni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lotem</meta:initial-creator>
    <meta:creation-date>2007-10-30T12:42:02</meta:creation-date>
    <dc:creator>Djin Kiung</dc:creator>
    <dc:date>2007-11-14T11:03:57</dc:date>
    <meta:editing-cycles>9</meta:editing-cycles>
    <meta:editing-duration>PT15H4M56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